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d3db" officeooo:paragraph-rsid="0015d3db"/>
    </style:style>
    <style:style style:name="P2" style:family="paragraph" style:parent-style-name="Text_20_body">
      <style:text-properties officeooo:rsid="0018f9a3" officeooo:paragraph-rsid="0018f9a3"/>
    </style:style>
    <style:style style:name="P3" style:family="paragraph" style:parent-style-name="Text_20_body">
      <style:text-properties style:font-name="Charis SIL Compact" officeooo:rsid="0018f9a3" officeooo:paragraph-rsid="0018f9a3" style:font-size-asian="10.5pt"/>
    </style:style>
    <style:style style:name="P4" style:family="paragraph" style:parent-style-name="Title">
      <style:text-properties style:font-name="Helvetica Neue" fo:font-size="28pt" fo:font-weight="250" officeooo:rsid="0015d3db" officeooo:paragraph-rsid="0015d3db" style:font-name-asian="SimSun" style:font-size-asian="18pt" style:font-weight-asian="bold" style:font-name-complex="Lucida Sans Unicode" style:font-size-complex="18pt" style:font-weight-complex="bold"/>
    </style:style>
    <style:style style:name="P5" style:family="paragraph" style:parent-style-name="Heading_20_1">
      <style:text-properties fo:color="#000080" loext:opacity="100%" style:font-name="Andika New Basic Compact1" fo:font-size="21pt" fo:font-weight="bold" officeooo:rsid="0018f9a3" officeooo:paragraph-rsid="0018f9a3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6" style:family="paragraph" style:parent-style-name="Heading_20_2">
      <style:text-properties officeooo:rsid="0018f9a3" officeooo:paragraph-rsid="0018f9a3"/>
    </style:style>
    <style:style style:name="P7" style:family="paragraph" style:parent-style-name="Heading_20_2">
      <style:text-properties officeooo:rsid="001b98ec" officeooo:paragraph-rsid="001b98ec"/>
    </style:style>
    <style:style style:name="P8" style:family="paragraph" style:parent-style-name="Heading_20_2">
      <style:text-properties officeooo:rsid="001bfa20" officeooo:paragraph-rsid="001bfa20"/>
    </style:style>
    <style:style style:name="P9" style:family="paragraph" style:parent-style-name="Text_20_body" style:list-style-name="L1">
      <style:text-properties officeooo:rsid="0018f9a3" officeooo:paragraph-rsid="0018f9a3"/>
    </style:style>
    <style:style style:name="P10" style:family="paragraph" style:parent-style-name="Text_20_body" style:list-style-name="L1">
      <style:text-properties officeooo:rsid="00193e2f" officeooo:paragraph-rsid="00193e2f"/>
    </style:style>
    <style:style style:name="P11" style:family="paragraph" style:parent-style-name="Text_20_body" style:list-style-name="L1">
      <style:text-properties style:font-name="Charis SIL Compact" officeooo:rsid="0018f9a3" officeooo:paragraph-rsid="0018f9a3" style:font-size-asian="10.5pt"/>
    </style:style>
    <style:style style:name="P12" style:family="paragraph" style:parent-style-name="Text_20_body" style:list-style-name="L2">
      <style:text-properties style:font-name="Charis SIL Compact" officeooo:rsid="0018f9a3" officeooo:paragraph-rsid="0018f9a3" style:font-size-asian="10.5pt"/>
    </style:style>
    <style:style style:name="P13" style:family="paragraph" style:parent-style-name="Text_20_body" style:list-style-name="L1">
      <style:text-properties style:font-name="Charis SIL Compact" officeooo:rsid="00193e2f" officeooo:paragraph-rsid="00193e2f" style:font-size-asian="10.5pt"/>
    </style:style>
    <style:style style:name="P14" style:family="paragraph" style:parent-style-name="Text_20_body" style:list-style-name="L2">
      <style:text-properties style:font-name="Charis SIL Compact" officeooo:rsid="00193e2f" officeooo:paragraph-rsid="00193e2f" style:font-size-asian="10.5pt"/>
    </style:style>
    <style:style style:name="P15" style:family="paragraph" style:parent-style-name="Text_20_body" style:list-style-name="L2">
      <style:text-properties style:font-name="Charis SIL Compact" officeooo:rsid="001b2f99" officeooo:paragraph-rsid="001b2f99" style:font-size-asian="10.5pt"/>
    </style:style>
    <style:style style:name="P16" style:family="paragraph" style:parent-style-name="Text_20_body">
      <style:text-properties style:font-name="Charis SIL Compact" officeooo:rsid="001b30db" officeooo:paragraph-rsid="001b30db" style:font-size-asian="10.5pt"/>
    </style:style>
    <style:style style:name="P17" style:family="paragraph" style:parent-style-name="Text_20_body">
      <style:text-properties style:font-name="Charis SIL Compact" officeooo:rsid="001b98ec" officeooo:paragraph-rsid="001b98ec" style:font-size-asian="10.5pt"/>
    </style:style>
    <style:style style:name="P18" style:family="paragraph" style:parent-style-name="Text_20_body">
      <style:text-properties style:font-name="Charis SIL Compact" officeooo:rsid="001d6576" officeooo:paragraph-rsid="001d6576" style:font-size-asian="10.5pt"/>
    </style:style>
    <style:style style:name="P19" style:family="paragraph" style:parent-style-name="Text_20_body">
      <style:text-properties officeooo:rsid="0015d3db" officeooo:paragraph-rsid="0015d3db"/>
    </style:style>
    <style:style style:name="P20" style:family="paragraph" style:parent-style-name="Text_20_body">
      <style:text-properties officeooo:paragraph-rsid="001b98ec"/>
    </style:style>
    <style:style style:name="P21" style:family="paragraph" style:parent-style-name="Text_20_body">
      <style:text-properties officeooo:rsid="001bfa20" officeooo:paragraph-rsid="001bfa20"/>
    </style:style>
    <style:style style:name="T1" style:family="text">
      <style:text-properties style:font-name="Charis SIL Compact" style:font-size-asian="10.5pt"/>
    </style:style>
    <style:style style:name="T2" style:family="text">
      <style:text-properties style:font-name="Charis SIL Compact" officeooo:rsid="0017ca4c" style:font-size-asian="10.5pt"/>
    </style:style>
    <style:style style:name="T3" style:family="text">
      <style:text-properties officeooo:rsid="00193e2f"/>
    </style:style>
    <style:style style:name="T4" style:family="text">
      <style:text-properties officeooo:rsid="001bfa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ija Type</text:p>
      <text:h text:style-name="P5" text:outline-level="1">Change log</text:h>
      <text:h text:style-name="P8" text:outline-level="2">suggested development</text:h>
      <text:p text:style-name="P21">English predictive text</text:p>
      <text:p text:style-name="P18">Make hook and non-hook letters equivalent.</text:p>
      <text:h text:style-name="P7" text:outline-level="2">naijatype 10</text:h>
      <text:p text:style-name="P20"/>
      <text:h text:style-name="P6" text:outline-level="2">1.1</text:h>
      <text:list xml:id="list3185397504" text:style-name="L1">
        <text:list-item>
          <text:p text:style-name="P9">ngunified name of the KeyMan keyboard changed to naijatype</text:p>
        </text:list-item>
        <text:list-item>
          <text:p text:style-name="P9"><text:span text:style-name="T1">A</text:span>djusted spacing of all keys on all levels. <text:span text:style-name="T3">They should be even now and very tightly packed to left of screen and between themselves. There should be bigger spacing between modifier keys.</text:span></text:p>
        </text:list-item>
        <text:list-item>
          <text:p text:style-name="P10">Changed shift layer to change back to default layer after typing one capital.</text:p>
        </text:list-item>
        <text:list-item>
          <text:p text:style-name="P10">Added en and em dashes to the space bar long press.</text:p>
        </text:list-item>
        <text:list-item>
          <text:p text:style-name="P10">Added comma beside space bar.</text:p>
        </text:list-item>
        <text:list-item>
          <text:p text:style-name="P10">Reduced space taken up by the globe keyboard button.</text:p>
        </text:list-item>
        <text:list-item>
          <text:p text:style-name="P10">Reduced space bar.</text:p>
        </text:list-item>
        <text:list-item>
          <text:p text:style-name="P10">Enlarged the backspace and return.</text:p>
        </text:list-item>
        <text:list-item>
          <text:p text:style-name="P11">Added a caps lock layer (long press <text:span text:style-name="T3">on shift</text:span>).</text:p>
        </text:list-item>
        <text:list-item>
          <text:p text:style-name="P13">Added experimental Hausa and Ishɛ predictive texting models.</text:p>
        </text:list-item>
      </text:list>
      <text:h text:style-name="Heading_20_3" text:outline-level="3">Specifically to test:</text:h>
      <text:list xml:id="list2942952197" text:style-name="L2">
        <text:list-item>
          <text:p text:style-name="P12">Does long press on the keyboard give you a <text:span text:style-name="T3">change keyboard </text:span>button?</text:p>
        </text:list-item>
        <text:list-item>
          <text:p text:style-name="P14">Is the spacing between modifier keys and the normal content keys bigger?</text:p>
        </text:list-item>
        <text:list-item>
          <text:p text:style-name="P15">Can you reach everything you want to?</text:p>
        </text:list-item>
      </text:list>
      <text:p text:style-name="P3"/>
      <text:p text:style-name="P16">Tests<text:tab/>David<text:tab/>James<text:tab/>Others</text:p>
      <text:p text:style-name="P16">Does naijatype.kmp 9 install on KeyMan?<text:tab/></text:p>
      <text:p text:style-name="P17">Why doesn’t it install on my phone? What’s the best way to get a kmp file onto phone?</text:p>
      <text:h text:style-name="Heading_20_2" text:outline-level="2"><text:span text:style-name="T4">1.0 </text:span>Bugs</text:h>
      <text:p text:style-name="P1">Capital <text:span text:style-name="T1">vowels</text:span> – underscore or underdot don’t <text:span text:style-name="T1">produce output</text:span>.</text:p>
      <text:p text:style-name="P1"><text:soft-page-break/>Letter spacin.</text:p>
      <text:h text:style-name="Heading_20_3" text:outline-level="3">Suggested change</text:h>
      <text:p text:style-name="P1">spacing <text:span text:style-name="T2">lower case</text:span>.</text:p>
      <text:p text:style-name="P2">Add a long press on the shift or space to Hide the keybo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2:27:01.963761937</meta:creation-date>
    <meta:editing-duration>P5DT18H9M9S</meta:editing-duration>
    <meta:editing-cycles>8</meta:editing-cycles>
    <meta:generator>LibreOffice/7.1.1.2$MacOSX_X86_64 LibreOffice_project/fe0b08f4af1bacafe4c7ecc87ce55bb426164676</meta:generator>
    <dc:title>Standard with Andika and Charis</dc:title>
    <meta:initial-creator>David Rowbory</meta:initial-creator>
    <dc:date>2021-04-26T07:19:06.939870365</dc:date>
    <dc:creator>David Rowbory</dc:creator>
    <meta:document-statistic meta:table-count="0" meta:image-count="0" meta:object-count="0" meta:page-count="2" meta:paragraph-count="30" meta:word-count="227" meta:character-count="1269" meta:non-whitespace-character-count="1083"/>
    <meta:template xlink:type="simple" xlink:actuate="onRequest" xlink:title="Standard with Andika and Charis" xlink:href="../../../../../Users/djr/Library/Application%20Support/LibreOffice/4/user/template/Standard%20with%20Andika%20and%20Charis.ott" meta:date="2021-04-20T12:27:01.624244246"/>
  </office:meta>
</office:document-meta>
</file>